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0.9583in"/>
    </style:style>
    <style:style style:name="Table1.B" style:family="table-column">
      <style:table-column-properties style:column-width="2.2188in"/>
    </style:style>
    <style:style style:name="Table1.C" style:family="table-column">
      <style:table-column-properties style:column-width="3.0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.5pt solid #000000">
        <style:background-image/>
      </style:table-cell-properties>
    </style:style>
    <style:style style:name="Table1.B2" style:family="table-cell">
      <style:table-cell-properties style:vertical-align="" fo:padding="0.0694in" fo:border-left="1.5pt solid #000000" fo:border-right="1pt solid #000000" fo:border-top="1.5pt solid #000000" fo:border-bottom="1pt solid #000000"/>
    </style:style>
    <style:style style:name="Table1.C2" style:family="table-cell">
      <style:table-cell-properties style:vertical-align="" fo:padding="0.0694in" fo:border-left="1pt solid #000000" fo:border-right="1pt solid #000000" fo:border-top="1.5pt solid #000000" fo:border-bottom="1pt solid #000000"/>
    </style:style>
    <style:style style:name="Table1.B3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3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4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5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6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7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8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9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10" style:family="table-cell">
      <style:table-cell-properties style:vertical-align="" fo:padding="0.0694in" fo:border="1pt solid #000000"/>
    </style:style>
    <style:style style:name="Table1.B11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11" style:family="table-cell">
      <style:table-cell-properties style:vertical-align="" fo:padding="0.0694in" fo:border="1pt solid #000000"/>
    </style:style>
    <style:style style:name="Table1.B12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12" style:family="table-cell">
      <style:table-cell-properties style:vertical-align="" fo:padding="0.0694in" fo:border="1pt solid #000000"/>
    </style:style>
    <style:style style:name="Table1.B13" style:family="table-cell">
      <style:table-cell-properties style:vertical-align="" fo:padding="0.0694in" fo:border-left="1.5pt solid #000000" fo:border-right="1pt solid #000000" fo:border-top="1pt solid #000000" fo:border-bottom="1pt solid #000000"/>
    </style:style>
    <style:style style:name="Table1.C13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Roboto" fo:font-weight="bold" style:font-name-asian="Roboto1" style:font-weight-asian="bold" style:font-name-complex="Roboto1"/>
    </style:style>
    <style:style style:name="T3" style:family="text">
      <style:text-properties style:font-name="Roboto" fo:font-size="10pt" fo:font-weight="bold" style:font-name-asian="Roboto1" style:font-size-asian="10pt" style:font-weight-asian="bold" style:font-name-complex="Roboto1" style:font-size-complex="10pt"/>
    </style:style>
    <style:style style:name="T4" style:family="text">
      <style:text-properties style:font-name="Roboto" fo:font-size="10pt" style:font-name-asian="Roboto1" style:font-size-asian="10pt" style:font-name-complex="Roboto1" style:font-size-complex="10pt"/>
    </style:style>
    <style:style style:name="T5" style:family="text">
      <style:text-properties style:font-name="Roboto" fo:font-size="10pt" style:font-name-asian="Roboto1" style:font-size-asian="10pt" style:font-name-complex="Roboto1" style:font-size-complex="10pt" fo:background-color="#ffff00"/>
    </style:style>
    <style:style style:name="T6" style:family="text">
      <style:text-properties fo:color="#1155cc" style:font-name="Roboto" fo:font-size="10pt" style:text-underline-style="solid" style:text-underline-width="auto" style:text-underline-color="font-color" style:font-name-asian="Roboto1" style:font-size-asian="10pt" style:font-name-complex="Roboto1" style:font-size-complex="10pt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arpfn238va01"/><text:span text:style-name="T1">Requisitos Funcionai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2">ID</text:span></text:p>
          </table:table-cell>
          <table:table-cell table:style-name="Table1.A1" office:value-type="string">
            <text:p text:style-name="P3"><text:span text:style-name="T2">Requisito</text:span></text:p>
          </table:table-cell>
          <table:table-cell table:style-name="Table1.A1" office:value-type="string">
            <text:p text:style-name="P3"><text:span text:style-name="T2">Descrição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RF001</text:span></text:p>
          </table:table-cell>
          <table:table-cell table:style-name="Table1.B2" office:value-type="string">
            <text:p text:style-name="P4"><text:span text:style-name="T4">Página Inicial</text:span></text:p>
          </table:table-cell>
          <table:table-cell table:style-name="Table1.C2" office:value-type="string">
            <text:p text:style-name="P4"><text:span text:style-name="T4">Banner de destaque e abaixo carrossel horizontal com os cards específicos das startups incubadas com logo, valores, link do pitch e botão “Interesse em Investir”. Logo abaixo, conteúdo em vídeo de apresentação e metodologia da INNE. Cases de sucesso abaixo na rolagem da página. (verificar se faz sentido edital/news [relatório de gestão]) No final, footer com informações de contato (mentores)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02</text:span></text:p>
          </table:table-cell>
          <table:table-cell table:style-name="Table1.B3" office:value-type="string">
            <text:p text:style-name="P4"><text:span text:style-name="T4">Cadastro de Incubado</text:span></text:p>
          </table:table-cell>
          <table:table-cell table:style-name="Table1.C3" office:value-type="string">
            <text:p text:style-name="P4"><text:span text:style-name="T4">Formulário com informações básicas:</text:span></text:p>
            <text:p text:style-name="P4"><text:span text:style-name="T4">Nome, email, telefone (</text:span><text:span text:style-name="T5">VERIFICAR O FORMULÁRIO ATUAL</text:span><text:span text:style-name="T4">). Receber email de confirmação para validar a conta (ver se é viável)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03</text:span></text:p>
          </table:table-cell>
          <table:table-cell table:style-name="Table1.B4" office:value-type="string">
            <text:p text:style-name="P4"><text:span text:style-name="T4">Formulário de contato (investidor)</text:span></text:p>
          </table:table-cell>
          <table:table-cell table:style-name="Table1.C4" office:value-type="string">
            <text:p text:style-name="P4"><text:span text:style-name="T4">Se houver interesse em investir na startup, um formulário de contato é direcionado para o e-mail do proprietário da startup. Campos:<text:line-break/>e-mail, Assunto (pré-definido como Interesse em investir na {nome da startup}) e Mensagem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04</text:span></text:p>
          </table:table-cell>
          <table:table-cell table:style-name="Table1.B5" office:value-type="string">
            <text:p text:style-name="P4"><text:span text:style-name="T4">Formulário de contato (Professor )</text:span></text:p>
          </table:table-cell>
          <table:table-cell table:style-name="Table1.C5" office:value-type="string">
            <text:p text:style-name="P2"><text:span text:style-name="T4">Se houver interesse em mentorear na INNE, um formulário de contato é direcionado para o e-mail dos Administradores. Campos:<text:line-break/>e-mail, Assunto (pré-definir como Interesse em ser mentor na INNE) e Mensagem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05</text:span></text:p>
          </table:table-cell>
          <table:table-cell table:style-name="Table1.B6" office:value-type="string">
            <text:p text:style-name="P4"><text:span text:style-name="T4">Cadastro de startup (INCUBADO)</text:span></text:p>
          </table:table-cell>
          <table:table-cell table:style-name="Table1.C6" office:value-type="string">
            <text:p text:style-name="P4"><text:span text:style-name="T4">Formulário com os seguintes campos:</text:span></text:p>
            <text:p text:style-name="P4"><text:span text:style-name="T4">Nome da Startup, Desenvolvimento da Ideia, Link do Pitch (</text:span><text:a xlink:type="simple" xlink:href="https://docs.google.com/forms/d/e/1FAIpQLSe4N8ocAMMTlr9bBzk_vCunPMKqjSVBp8oER1OQEoG3M3QK9A/viewform?fbzx=-5223373493473405684" text:style-name="ListLabel_20_1" text:visited-style-name="ListLabel_20_1"><text:span text:style-name="T6">VERIFICAR O FORMULÁRIO ATUAL</text:span></text:a><text:span text:style-name="T4">). Após o envio, a startup fica em aprovação para os mentores na aba de startups (em aprovação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06</text:span></text:p>
          </table:table-cell>
          <table:table-cell table:style-name="Table1.B7" office:value-type="string">
            <text:p text:style-name="P4"><text:span text:style-name="T4">Página de minhas startups (INCUBADAS)</text:span></text:p>
          </table:table-cell>
          <table:table-cell table:style-name="Table1.C7" office:value-type="string">
            <text:p text:style-name="P4"><text:span text:style-name="T4">Página específica para incubados cadastrados onde pode acessar todas as startups que cadastrou. As startups ficam em cards com informações básicas como nome, resumo, logo, etapa/subetapa atual, Status de tarefa (se houver). Aba (filtro) onde ficam startups rejeitadas para não perder dados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07</text:span></text:p>
          </table:table-cell>
          <table:table-cell table:style-name="Table1.B8" office:value-type="string">
            <text:p text:style-name="P4"><text:span text:style-name="T4">Página de monitoramento de startups (MENTOR)</text:span></text:p>
          </table:table-cell>
          <table:table-cell table:style-name="Table1.C8" office:value-type="string">
            <text:p text:style-name="P4"><text:span text:style-name="T4">Página específica para mentores, onde podem acompanhar as startups. Haverá um menu (filtro) de startups em aprovação, reprovadas, ativas e concluídas onde o mentor pode visualizar a ideia geral e aprovar/reprovar a ideia, ao aprovar, o dono da startup pode acessar a startup com os materiais/entregas. Se reprovado, o mentor deve enviar um feedback em forma de comentário informando o porquê da reprovação. As startups ficam em cards com informações básicas como nome, resumo, logo, etapa/subetapa atual, Status de tarefa (se houver)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08</text:span></text:p>
          </table:table-cell>
          <table:table-cell table:style-name="Table1.B9" office:value-type="string">
            <text:p text:style-name="P2"><text:span text:style-name="T4">Página da Startup (Incubado)</text:span></text:p>
          </table:table-cell>
          <table:table-cell table:style-name="Table1.C9" office:value-type="string">
            <text:p text:style-name="P4"><text:span text:style-name="T4">Página com informações gerais da startup, logo e abaixo aba de tarefas/conteúdo na qual ficam elencadas cada etapa do processo e seus respectivos materiais e opção de editar as informações básicas. Também ficaria visível data/hora da próxima reunião e a entrega da próxima tarefa.</text:span></text:p>
            <text:p text:style-name="P4"><text:span text:style-name="T4">Dentro dos conteúdos, há a verificação dos arquivos dispostos para revisão e na parte das tarefas, uma opção de subir arquivos de entrega das atividades.<text:line-break/><text:line-break/>(Opção de adicionar usuário vinculado a startup, ter mais de uma pessoa associada ao projeto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09</text:span></text:p>
          </table:table-cell>
          <table:table-cell table:style-name="Table1.B10" office:value-type="string">
            <text:p text:style-name="P2"><text:span text:style-name="T4">Página da Startup (Mentor)</text:span></text:p>
          </table:table-cell>
          <table:table-cell table:style-name="Table1.C10" office:value-type="string">
            <text:p text:style-name="P2"><text:span text:style-name="T4">Página com informações gerais da startup, logo e abaixo aba de tarefas/conteúdo na qual ficam elencadas cada etapa do processo e seus respectivos materiais. Fica disponível a alteração de datas das reuniões, datas de entregas, alteração de status da startup, uma barra temporal da situação da startup e o status de entrega de atividades. Na aba de atividades ficam disponíveis os arquivos de entrega dos incubados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10</text:span></text:p>
          </table:table-cell>
          <table:table-cell table:style-name="Table1.B11" office:value-type="string">
            <text:p text:style-name="P2"><text:span text:style-name="T4">Página de Login</text:span></text:p>
          </table:table-cell>
          <table:table-cell table:style-name="Table1.C11" office:value-type="string">
            <text:p text:style-name="P4"><text:span text:style-name="T4">Página simples de login com usuário e senha do mentor/incubado com campos:</text:span></text:p>
            <text:p text:style-name="P4"><text:span text:style-name="T4">login e senha. Link com “esqueceu sua senha” em baixo para redefinição da senha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11</text:span></text:p>
          </table:table-cell>
          <table:table-cell table:style-name="Table1.B12" office:value-type="string">
            <text:p text:style-name="P2"><text:span text:style-name="T4">Sobre nós</text:span></text:p>
          </table:table-cell>
          <table:table-cell table:style-name="Table1.C12" office:value-type="string">
            <text:p text:style-name="P4"><text:span text:style-name="T4">Página de conteúdo com informações sobre a INNE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RF012</text:span></text:p>
          </table:table-cell>
          <table:table-cell table:style-name="Table1.B13" office:value-type="string">
            <text:p text:style-name="P4"><text:span text:style-name="T4">Página de Administração</text:span></text:p>
          </table:table-cell>
          <table:table-cell table:style-name="Table1.C13" office:value-type="string">
            <text:p text:style-name="P4"><text:span text:style-name="T4">Conterá as opções de edição de conteúdo estático dos editais (se houver), sobre nós. </text:span></text:p>
            <text:p text:style-name="P4"><text:span text:style-name="T4">Cadastro de Mentores com nome, e-mail, telefone, cargo.</text:span></text:p>
            <text:p text:style-name="P4"><text:span text:style-name="T4">Opção de Cadastro de Módulo (id (ordem), e título do Módulo), Cadastro de etapas dentro de módulo (id (ordem), título, resumo da etapa, conteúdo (rever anexos/conteúdo), tarefas (rever anexos/conteúdo). Esses conteúdos/tarefas serão padrão para toda startup cadastrada, por meio da página será possível atualizar e modificar os conteúdos conforme necessári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Roboto" fo:font-family="Roboto" style:font-family-generic="roman" style:font-pitch="variable" fo:font-size="10pt" style:text-underline-style="solid" style:text-underline-width="auto" style:text-underline-color="font-color" style:font-name-asian="Roboto1" style:font-family-asian="Roboto" style:font-family-generic-asian="system" style:font-pitch-asian="variable" style:font-size-asian="10pt" style:font-name-complex="Roboto1" style:font-family-complex="Roboto" style:font-family-generic-complex="system" style:font-pitch-complex="variable" style:font-size-complex="10pt"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6" meta:word-count="625" meta:character-count="4074" meta:non-whitespace-character-count="3492"/>
    <meta:generator>LibreOfficeDev/6.0.5.2$Linux_X86_64 LibreOffice_project/</meta:generator>
  </office:meta>
</office:document-meta>
</file>